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54.73mm"/>
    </style:style>
    <style:style style:name="ro1" style:family="table-row">
      <style:table-row-properties style:row-height="8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01mm" svg:height="89.95mm" svg:x="69mm" svg:y="77.44mm">
            <loext:p draw:notify-on-update-of-ranges="Hoja1.A2:Hoja1.A13 Hoja1.B1:Hoja1.B1 Hoja1.B2:Hoja1.B13 Hoja1.C1:Hoja1.C1 Hoja1.C2:Hoja1.C13 Hoja1.D1:Hoja1.D1 Hoja1.D2:Hoja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24 threads/12 cores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24 threads/12 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32092" calcext:value-type="float">
            <text:p>0,00032092</text:p>
          </table:table-cell>
          <table:table-cell office:value-type="float" office:value="0.000080639" calcext:value-type="float">
            <text:p>0,000080639</text:p>
          </table:table-cell>
          <table:table-cell office:value-type="float" office:value="0.000085732" calcext:value-type="float">
            <text:p>0,000085732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469628" calcext:value-type="float">
            <text:p>0,000469628</text:p>
          </table:table-cell>
          <table:table-cell table:style-name="ce7" office:value-type="float" office:value="0.000148352" calcext:value-type="float">
            <text:p>0,000148352</text:p>
          </table:table-cell>
          <table:table-cell table:style-name="ce7" office:value-type="float" office:value="0.000145816" calcext:value-type="float">
            <text:p>0,000145816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926489" calcext:value-type="float">
            <text:p>0,000926489</text:p>
          </table:table-cell>
          <table:table-cell office:value-type="float" office:value="0.00028338" calcext:value-type="float">
            <text:p>0,00028338</text:p>
          </table:table-cell>
          <table:table-cell office:value-type="float" office:value="0.000278166" calcext:value-type="float">
            <text:p>0,000278166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1875106" calcext:value-type="float">
            <text:p>0,001875106</text:p>
          </table:table-cell>
          <table:table-cell table:style-name="ce7" office:value-type="float" office:value="0.000947182" calcext:value-type="float">
            <text:p>0,000947182</text:p>
          </table:table-cell>
          <table:table-cell table:style-name="ce7" office:value-type="float" office:value="0.000539512" calcext:value-type="float">
            <text:p>0,000539512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3813449" calcext:value-type="float">
            <text:p>0,003813449</text:p>
          </table:table-cell>
          <table:table-cell office:value-type="float" office:value="0.00112248" calcext:value-type="float">
            <text:p>0,00112248</text:p>
          </table:table-cell>
          <table:table-cell office:value-type="float" office:value="0.001058698" calcext:value-type="float">
            <text:p>0,001058698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3764386" calcext:value-type="float">
            <text:p>0,003764386</text:p>
          </table:table-cell>
          <table:table-cell table:style-name="ce7" office:value-type="float" office:value="0.001372986" calcext:value-type="float">
            <text:p>0,001372986</text:p>
          </table:table-cell>
          <table:table-cell table:style-name="ce7" office:value-type="float" office:value="0.002051417" calcext:value-type="float">
            <text:p>0,002051417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5822413" calcext:value-type="float">
            <text:p>0,005822413</text:p>
          </table:table-cell>
          <table:table-cell office:value-type="float" office:value="0.0016997" calcext:value-type="float">
            <text:p>0,0016997</text:p>
          </table:table-cell>
          <table:table-cell office:value-type="float" office:value="0.002082738" calcext:value-type="float">
            <text:p>0,002082738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09314395" calcext:value-type="float">
            <text:p>0,009314395</text:p>
          </table:table-cell>
          <table:table-cell table:style-name="ce7" office:value-type="float" office:value="0.004694566" calcext:value-type="float">
            <text:p>0,004694566</text:p>
          </table:table-cell>
          <table:table-cell table:style-name="ce7" office:value-type="float" office:value="0.002803086" calcext:value-type="float">
            <text:p>0,002803086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17786496" calcext:value-type="float">
            <text:p>0,017786496</text:p>
          </table:table-cell>
          <table:table-cell office:value-type="float" office:value="0.00535004" calcext:value-type="float">
            <text:p>0,00535004</text:p>
          </table:table-cell>
          <table:table-cell office:value-type="float" office:value="0.005266538" calcext:value-type="float">
            <text:p>0,005266538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35237852" calcext:value-type="float">
            <text:p>0,035237852</text:p>
          </table:table-cell>
          <table:table-cell table:style-name="ce7" office:value-type="float" office:value="0.010709632" calcext:value-type="float">
            <text:p>0,010709632</text:p>
          </table:table-cell>
          <table:table-cell table:style-name="ce7" office:value-type="float" office:value="0.010264741" calcext:value-type="float">
            <text:p>0,010264741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64792323" calcext:value-type="float">
            <text:p>0,064792323</text:p>
          </table:table-cell>
          <table:table-cell office:value-type="float" office:value="0.020466117" calcext:value-type="float">
            <text:p>0,020466117</text:p>
          </table:table-cell>
          <table:table-cell office:value-type="float" office:value="0.022913509" calcext:value-type="float">
            <text:p>0,022913509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25604783" calcext:value-type="float">
            <text:p>0,125604783</text:p>
          </table:table-cell>
          <table:table-cell table:style-name="ce7" office:value-type="float" office:value="0.039912408" calcext:value-type="float">
            <text:p>0,039912408</text:p>
          </table:table-cell>
          <table:table-cell table:style-name="ce7" office:value-type="float" office:value="0.046693709" calcext:value-type="float">
            <text:p>0,046693709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130647293" calcext:value-type="float">
            <text:p>0,130647293</text:p>
          </table:table-cell>
          <table:table-cell table:style-name="ce8" office:value-type="float" office:value="0.039863879" calcext:value-type="float">
            <text:p>0,039863879</text:p>
          </table:table-cell>
          <table:table-cell table:style-name="ce8" office:value-type="float" office:value="0.046190501" calcext:value-type="float">
            <text:p>0,046190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00:20:34.8262385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51:46.834666156</meta:creation-date>
    <meta:generator>LibreOffice/5.1.6.2$Linux_X86_64 LibreOffice_project/10m0$Build-2</meta:generator>
    <dc:date>2018-03-27T00:22:40.568614850</dc:date>
    <meta:editing-duration>PT54M15S</meta:editing-duration>
    <meta:editing-cycles>6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line" chart:style-name="ch1">
        <chart:legend chart:legend-position="end" svg:x="10.266cm" svg:y="3.105cm" style:legend-expansion="high" chart:style-name="ch2"/>
        <chart:plot-area chart:style-name="ch3" table:cell-range-address="Hoja1.A2:Hoja1.D13 Hoja1.B1:Hoja1.D1" chart:data-source-has-labels="both" svg:x="0.32cm" svg:y="0.179cm" svg:width="9.626cm" svg:height="8.638cm">
          <chartooo:coordinate-region svg:x="1.232cm" svg:y="0.179cm" svg:width="8.573cm" svg:height="6.86cm"/>
          <chart:axis chart:dimension="x" chart:name="primary-x" chart:style-name="ch4" chartooo:axis-type="auto">
            <chartooo:date-scale/>
            <chart:categories table:cell-range-address="Hoja1.A2:Hoja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3" chart:label-cell-address="Hoja1.B1:Hoja1.B1" chart:class="chart:line">
            <chart:data-point chart:repeated="12"/>
          </chart:series>
          <chart:series chart:style-name="ch7" chart:values-cell-range-address="Hoja1.C2:Hoja1.C13" chart:label-cell-address="Hoja1.C1:Hoja1.C1" chart:class="chart:line">
            <chart:data-point chart:repeated="12"/>
          </chart:series>
          <chart:series chart:style-name="ch8" chart:values-cell-range-address="Hoja1.D2:Hoja1.D13" chart:label-cell-address="Hoja1.D1:Hoja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Hoja1.B1:Hoja1.B1</svg:desc>
                </draw:g>
              </table:table-cell>
              <table:table-cell office:value-type="string">
                <text:p>T. paralelo (versión for)
24 threads/12 cores</text:p>
                <draw:g>
                  <svg:desc>Hoja1.C1:Hoja1.C1</svg:desc>
                </draw:g>
              </table:table-cell>
              <table:table-cell office:value-type="string">
                <text:p>T. paralelo (versión sections)
24 threads/12 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2:Hoja1.A13</svg:desc>
                </draw:g>
              </table:table-cell>
              <table:table-cell office:value-type="float" office:value="0.00032092">
                <text:p>0.00032092</text:p>
                <draw:g>
                  <svg:desc>Hoja1.B2:Hoja1.B13</svg:desc>
                </draw:g>
              </table:table-cell>
              <table:table-cell office:value-type="float" office:value="0.000080639">
                <text:p>0.000080639</text:p>
                <draw:g>
                  <svg:desc>Hoja1.C2:Hoja1.C13</svg:desc>
                </draw:g>
              </table:table-cell>
              <table:table-cell office:value-type="float" office:value="0.000085732">
                <text:p>0.000085732</text:p>
                <draw:g>
                  <svg:desc>Hoja1.D2:Hoja1.D13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469628">
                <text:p>0.000469628</text:p>
              </table:table-cell>
              <table:table-cell office:value-type="float" office:value="0.000148352">
                <text:p>0.000148352</text:p>
              </table:table-cell>
              <table:table-cell office:value-type="float" office:value="0.000145816">
                <text:p>0.00014581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926489">
                <text:p>0.000926489</text:p>
              </table:table-cell>
              <table:table-cell office:value-type="float" office:value="0.00028338">
                <text:p>0.00028338</text:p>
              </table:table-cell>
              <table:table-cell office:value-type="float" office:value="0.000278166">
                <text:p>0.00027816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1875106">
                <text:p>0.001875106</text:p>
              </table:table-cell>
              <table:table-cell office:value-type="float" office:value="0.000947182">
                <text:p>0.000947182</text:p>
              </table:table-cell>
              <table:table-cell office:value-type="float" office:value="0.000539512">
                <text:p>0.00053951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3813449">
                <text:p>0.003813449</text:p>
              </table:table-cell>
              <table:table-cell office:value-type="float" office:value="0.00112248">
                <text:p>0.00112248</text:p>
              </table:table-cell>
              <table:table-cell office:value-type="float" office:value="0.001058698">
                <text:p>0.00105869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764386">
                <text:p>0.003764386</text:p>
              </table:table-cell>
              <table:table-cell office:value-type="float" office:value="0.001372986">
                <text:p>0.001372986</text:p>
              </table:table-cell>
              <table:table-cell office:value-type="float" office:value="0.002051417">
                <text:p>0.00205141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822413">
                <text:p>0.005822413</text:p>
              </table:table-cell>
              <table:table-cell office:value-type="float" office:value="0.0016997">
                <text:p>0.0016997</text:p>
              </table:table-cell>
              <table:table-cell office:value-type="float" office:value="0.002082738">
                <text:p>0.00208273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9314395">
                <text:p>0.009314395</text:p>
              </table:table-cell>
              <table:table-cell office:value-type="float" office:value="0.004694566">
                <text:p>0.004694566</text:p>
              </table:table-cell>
              <table:table-cell office:value-type="float" office:value="0.002803086">
                <text:p>0.00280308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7786496">
                <text:p>0.017786496</text:p>
              </table:table-cell>
              <table:table-cell office:value-type="float" office:value="0.00535004">
                <text:p>0.00535004</text:p>
              </table:table-cell>
              <table:table-cell office:value-type="float" office:value="0.005266538">
                <text:p>0.00526653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5237852">
                <text:p>0.035237852</text:p>
              </table:table-cell>
              <table:table-cell office:value-type="float" office:value="0.010709632">
                <text:p>0.010709632</text:p>
              </table:table-cell>
              <table:table-cell office:value-type="float" office:value="0.010264741">
                <text:p>0.01026474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64792323">
                <text:p>0.064792323</text:p>
              </table:table-cell>
              <table:table-cell office:value-type="float" office:value="0.020466117">
                <text:p>0.020466117</text:p>
              </table:table-cell>
              <table:table-cell office:value-type="float" office:value="0.022913509">
                <text:p>0.022913509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25604783">
                <text:p>0.125604783</text:p>
              </table:table-cell>
              <table:table-cell office:value-type="float" office:value="0.039912408">
                <text:p>0.039912408</text:p>
              </table:table-cell>
              <table:table-cell office:value-type="float" office:value="0.046693709">
                <text:p>0.046693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